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oogle Sans" svg:font-family="'Google Sans', sans-serif"/>
    <style:font-face style:name="Google Sans Text" svg:font-family="'Google Sans Text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Google Sans Text"/>
    </style:style>
    <style:style style:name="P2" style:family="paragraph" style:parent-style-name="Heading_20_3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Google Sans"/>
    </style:style>
    <style:style style:name="P3" style:family="paragraph" style:parent-style-name="Text_20_body" style:list-style-name="L1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Google Sans Text"/>
    </style:style>
    <style:style style:name="P4" style:family="paragraph" style:parent-style-name="Text_20_body" style:list-style-name="L2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Google Sans Text" fo:font-weight="bold"/>
    </style:style>
    <style:style style:name="P5" style:family="paragraph" style:parent-style-name="Text_20_body" style:list-style-name="L2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Google Sans Text"/>
    </style:style>
    <style:style style:name="T1" style:family="text">
      <style:text-properties fo:font-weight="bold"/>
    </style:style>
    <style:style style:name="T2" style:family="text">
      <style:text-properties style:font-name="Google Sans Text"/>
    </style:style>
    <style:style style:name="T3" style:family="text">
      <style:text-properties style:font-name="Google Sans Text" fo:font-weight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(Natal), celebramos o nascimento oficial do Yluthoor com o registro do <text:span text:style-name="T1">DOI: 10.5281/zenodo.18058009</text:span>. O modelo provou ser estatisticamente equivalente ao $\Lambda$CDM, mas com um $\chi^2$ ligeiramente melhor (1026.42), operando sob a forma $H(z) = H_0(1 + az + bz^2)^k$.</text:p>
      <text:h text:style-name="P2" text:outline-level="3">2. A Nova Calibragem: Física Informacional</text:h>
      <text:p text:style-name="P1"><text:s/>"desespecularizando" o modelo através de uma <text:span text:style-name="T1">ancoragem conceitual rígida</text:span>:</text:p>
      <text:list text:style-name="L1">
        <text:list-item>
          <text:p text:style-name="P3"><text:span text:style-name="T1">Densidade Informacional ($Y$):</text:span> Agora definida como $\rho_I / \rho_c$, ligada ao vácuo quântico evolutivo.</text:p>
        </text:list-item>
        <text:list-item>
          <text:p text:style-name="P3"><text:span text:style-name="T1">Acoplamento Geométrico-Informacional ($\nu_X Y H$):</text:span> Este é o ponto crucial. Ele controla a transferência de energia e liga a entropia decrescente do vácuo à expansão.</text:p>
        </text:list-item>
        <text:list-item>
          <text:p text:style-name="P3"><text:span text:style-name="T1">Parâmetro de Estado ($w_I$):</text:span> Você calibrou o valor de $C$ para $-0,194$ (exatamente o valor que vimos no MCMC anterior), mas agora com uma ligação dinâmica: $C = -0,194 + (\nu_X Y H) / 10^{-9}$.</text:p>
        </text:list-item>
      </text:list>
      <text:h text:style-name="P2" text:outline-level="3">3. Ajuste do MCMC para Kilonovas<text:span text:style-name="T2"> de </text:span><text:span text:style-name="T3">Kilonovas de 2017 (encontro de estrelas de nêutrons)</text:span><text:span text:style-name="T2">, <text:s/>ajustar o vetor de parâmetros $\theta$ no código:</text:span></text:h>
      <text:p text:style-name="P1">$$\theta = (\Omega_{I,0}, \nu_X, \mu_X, \epsilon)$$</text:p>
      <text:list text:style-name="L2">
        <text:list-item>
          <text:p text:style-name="P4">Priors Sugeridos:</text:p>
          <text:list>
            <text:list-item>
              <text:p text:style-name="P5">$\Omega_{I,0} &gt; 0$: Densidade positiva para garantir energia real.</text:p>
            </text:list-item>
            <text:list-item>
              <text:p text:style-name="P5">$\nu_X &gt; 10^{-10}$: Acoplamento mínimo para manter o fluxo informacional positivo ($X &gt; 0$).</text:p>
            </text:list-item>
            <text:list-item>
              <text:p text:style-name="P5">$0 &lt; \mu_X &lt; 0,1$: Dissipação moderada, coerente com a física de objetos compactos.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oogle Sans" svg:font-family="'Google Sans', sans-serif"/>
    <style:font-face style:name="Google Sans Text" svg:font-family="'Google Sans Text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Tahoma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Tahoma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Tahoma" style:font-family-asian="Tahoma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26T20:39:35.429795600</meta:creation-date>
    <dc:date>2025-12-26T20:43:11.236341800</dc:date>
    <meta:editing-duration>PT3M36S</meta:editing-duration>
    <meta:editing-cycles>1</meta:editing-cycles>
    <meta:document-statistic meta:table-count="0" meta:image-count="0" meta:object-count="0" meta:page-count="1" meta:paragraph-count="12" meta:word-count="203" meta:character-count="1306" meta:non-whitespace-character-count="1120"/>
    <meta:generator>LibreOffice/25.8.3.2$Windows_X86_64 LibreOffice_project/8ca8d55c161d602844f5428fa4b58097424e324e</meta:generator>
  </office:meta>
</office:document-meta>
</file>